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Table_20_Contents">
      <style:text-properties officeooo:rsid="0010be29" officeooo:paragraph-rsid="0010be29"/>
    </style:style>
    <style:style style:name="P4" style:family="paragraph" style:parent-style-name="Table_20_Contents">
      <style:text-properties fo:font-weight="bold" officeooo:rsid="0010be29" officeooo:paragraph-rsid="0010be29" style:font-weight-asian="bold" style:font-weight-complex="bold"/>
    </style:style>
    <style:style style:name="P5" style:family="paragraph" style:parent-style-name="Table_20_Contents">
      <style:text-properties officeooo:rsid="001a6d14" officeooo:paragraph-rsid="001a6d14"/>
    </style:style>
    <style:style style:name="P6"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7"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1b7c08" officeooo:paragraph-rsid="001b7c08"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normal" officeooo:rsid="001d9a73" officeooo:paragraph-rsid="001d9a73"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font-style="normal" fo:font-weight="bold" officeooo:rsid="001b7c08" officeooo:paragraph-rsid="001b7c08"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T1" style:family="text">
      <style:text-properties officeooo:rsid="00180735"/>
    </style:style>
    <style:style style:name="T2" style:family="text">
      <style:text-properties officeooo:rsid="001a6d14"/>
    </style:style>
    <style:style style:name="T3" style:family="text">
      <style:text-properties officeooo:rsid="001d9a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1. Gestion des articl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4">Titre</text:p>
          </table:table-cell>
          <table:table-cell table:style-name="Table1.B1" office:value-type="string">
            <text:p text:style-name="P5">Gestion des articles</text:p>
          </table:table-cell>
        </table:table-row>
        <table:table-row>
          <table:table-cell table:style-name="Table1.A2" office:value-type="string">
            <text:p text:style-name="P4">Type</text:p>
          </table:table-cell>
          <table:table-cell table:style-name="Table1.B6" office:value-type="string">
            <text:p text:style-name="P3">Use-case général</text:p>
          </table:table-cell>
        </table:table-row>
        <table:table-row>
          <table:table-cell table:style-name="Table1.A2" office:value-type="string">
            <text:p text:style-name="P4">Description</text:p>
          </table:table-cell>
          <table:table-cell table:style-name="Table1.B6" office:value-type="string">
            <text:p text:style-name="P3">L'acteur d<text:span text:style-name="T1">ésire faire la gestion de ses articles. Il peut ajouter un article, retirer un article, modifier un article et consulter la liste des articles lui appartenant. Voir UC.1.1 – UC.1.4</text:span></text:p>
          </table:table-cell>
        </table:table-row>
        <table:table-row>
          <table:table-cell table:style-name="Table1.A2" office:value-type="string">
            <text:p text:style-name="P4">Acteurs</text:p>
          </table:table-cell>
          <table:table-cell table:style-name="Table1.B6" office:value-type="string">
            <text:p text:style-name="P5">Membre</text:p>
          </table:table-cell>
        </table:table-row>
        <table:table-row>
          <table:table-cell table:style-name="Table1.A2" office:value-type="string">
            <text:p text:style-name="P4">Préconditions</text:p>
          </table:table-cell>
          <table:table-cell table:style-name="Table1.B6" office:value-type="string">
            <text:p text:style-name="P3">L'acteur doit être authentifié</text:p>
          </table:table-cell>
        </table:table-row>
        <table:table-row>
          <table:table-cell table:style-name="Table1.A2" office:value-type="string">
            <text:p text:style-name="P4">Postconditions</text:p>
          </table:table-cell>
          <table:table-cell table:style-name="Table1.B6" office:value-type="string">
            <text:p text:style-name="P3">Aucune</text:p>
          </table:table-cell>
        </table:table-row>
        <table:table-row>
          <table:table-cell table:style-name="Table1.A2" office:value-type="string">
            <text:p text:style-name="P4">Exceptions</text:p>
          </table:table-cell>
          <table:table-cell table:style-name="Table1.B7" office:value-type="string">
            <text:p text:style-name="P3">Aucune</text:p>
          </table:table-cell>
        </table:table-row>
      </table:table>
      <text:p text:style-name="P11"/>
      <text:p text:style-name="P10">Le système de vente et d'échange permet aux membres d'ajouter, de modifier et de retirer des articles. Un membre authentifié peut alors mettre à vendre des articles et les retirer lorsqu'ils ont été vendus, ou encore lorsqu'il n'ont pas été vendus.</text:p>
      <text:p text:style-name="P10"/>
      <text:p text:style-name="P9">Le membre peut <text:span text:style-name="T3">donc </text:span>faire la gestion de ses articles. Il y a l'option d'ajouter un article dans le catalogue, retirer un article du catalogue, modifier un article mis en vente dans le catalogue qui lui appartient et consulter la liste des articles mis en vente <text:s/>lui-même.</text:p>
      <text:p text:style-name="P6"/>
      <text:p text:style-name="P12">Scénario d'opération</text:p>
      <text:list xml:id="list4566721795045652571" text:style-name="L1">
        <text:list-item>
          <text:p text:style-name="P7">L'utilisateur s'authentifie et passe alors au status de « membre ».</text:p>
        </text:list-item>
        <text:list-item>
          <text:p text:style-name="P8">Le membre peut <text:span text:style-name="T2">accéder à plusieurs options pour faire la gestion de ses articles.</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1:37:10.324186709</dc:date>
    <meta:editing-duration>PT59M6S</meta:editing-duration>
    <meta:editing-cycles>10</meta:editing-cycles>
    <meta:generator>LibreOffice/4.4.7.2$Linux_X86_64 LibreOffice_project/40m0$Build-2</meta:generator>
    <meta:document-statistic meta:table-count="1" meta:image-count="0" meta:object-count="0" meta:page-count="1" meta:paragraph-count="21" meta:word-count="174" meta:character-count="1085" meta:non-whitespace-character-count="932"/>
  </office:meta>
</office:document-meta>
</file>